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Default">
      <style:paragraph-properties fo:margin-left="-1.27cm" fo:margin-right="0cm" fo:line-height="150%" fo:text-align="center" style:justify-single-word="false" fo:text-indent="0.953cm" style:auto-text-indent="false">
        <style:tab-stops>
          <style:tab-stop style:position="2.302cm"/>
        </style:tab-stops>
      </style:paragraph-properties>
      <style:text-properties fo:font-size="24pt" fo:font-weight="bold" officeooo:paragraph-rsid="0011b4d5" style:font-size-asian="24pt" style:font-weight-asian="bold" style:font-size-complex="24pt" style:font-weight-complex="bold"/>
    </style:style>
    <style:style style:name="P2" style:family="paragraph" style:parent-style-name="Default">
      <style:paragraph-properties fo:margin-left="-1.27cm" fo:margin-right="0cm" fo:line-height="150%" fo:text-align="center" style:justify-single-word="false" fo:text-indent="0.953cm" style:auto-text-indent="false">
        <style:tab-stops>
          <style:tab-stop style:position="2.302cm"/>
        </style:tab-stops>
      </style:paragraph-properties>
      <style:text-properties fo:font-size="18pt" fo:font-weight="bold" officeooo:paragraph-rsid="0011b4d5" style:font-size-asian="18pt" style:font-weight-asian="bold" style:font-size-complex="18pt" style:font-weight-complex="bold"/>
    </style:style>
    <style:style style:name="P3" style:family="paragraph" style:parent-style-name="Default" style:master-page-name="">
      <loext:graphic-properties draw:fill="none"/>
      <style:paragraph-properties fo:margin-left="-1.3cm" fo:margin-right="0cm" fo:line-height="150%" fo:text-align="left" style:justify-single-word="false" fo:orphans="2" fo:widows="2" fo:hyphenation-ladder-count="no-limit" fo:hyphenation-keep="auto" loext:hyphenation-keep-type="column" loext:hyphenation-keep-line="false" fo:text-indent="1.6cm" style:auto-text-indent="false" style:page-number="auto" fo:background-color="transparent" style:text-autospace="none">
        <style:tab-stops>
          <style:tab-stop style:position="2.302cm"/>
        </style:tab-stops>
      </style:paragraph-properties>
      <style:text-properties fo:font-size="16pt" style:text-underline-style="none" fo:font-weight="bold" officeooo:paragraph-rsid="0015c240" style:font-size-asian="14pt" style:font-weight-asian="bold" style:font-size-complex="16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Default">
      <style:paragraph-properties fo:margin-left="-1.27cm" fo:margin-right="0cm" fo:line-height="150%" fo:text-align="left" style:justify-single-word="false" fo:text-indent="0.953cm" style:auto-text-indent="false">
        <style:tab-stops>
          <style:tab-stop style:position="2.302cm"/>
        </style:tab-stops>
      </style:paragraph-properties>
      <style:text-properties fo:font-size="16pt" style:text-underline-style="none" fo:font-weight="bold" officeooo:paragraph-rsid="0011b4d5" style:font-size-asian="14pt" style:font-weight-asian="bold" style:font-size-complex="16pt" style:font-weight-complex="bold"/>
    </style:style>
    <style:style style:name="P5" style:family="paragraph" style:parent-style-name="Default" style:master-page-name="">
      <loext:graphic-properties draw:fill="none"/>
      <style:paragraph-properties fo:margin-left="0cm" fo:margin-right="0cm" fo:line-height="150%" fo:text-align="left" style:justify-single-word="false" fo:orphans="2" fo:widows="2" fo:hyphenation-ladder-count="no-limit" fo:hyphenation-keep="auto" loext:hyphenation-keep-type="column" loext:hyphenation-keep-line="false" fo:text-indent="0cm" style:auto-text-indent="false" style:page-number="auto" fo:background-color="transparent" style:text-autospace="none">
        <style:tab-stops>
          <style:tab-stop style:position="2.302cm"/>
        </style:tab-stops>
      </style:paragraph-properties>
      <style:text-properties fo:font-size="18pt" style:text-underline-style="none" fo:font-weight="bold" officeooo:rsid="0011b4d5" officeooo:paragraph-rsid="0011b4d5" style:font-size-asian="18pt" style:font-weight-asian="bold" style:font-size-complex="18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Default">
      <style:paragraph-properties fo:margin-left="-1.27cm" fo:margin-right="0cm" fo:line-height="150%" fo:text-align="left" style:justify-single-word="false" fo:text-indent="0.953cm" style:auto-text-indent="false">
        <style:tab-stops>
          <style:tab-stop style:position="2.302cm"/>
        </style:tab-stops>
      </style:paragraph-properties>
      <style:text-properties fo:font-size="16pt" style:text-underline-style="none" fo:font-weight="bold" officeooo:rsid="0011b4d5" officeooo:paragraph-rsid="00171335" style:font-size-asian="14pt" style:font-weight-asian="bold" style:font-size-complex="16pt" style:font-weight-complex="bold"/>
    </style:style>
    <style:style style:name="P7" style:family="paragraph" style:parent-style-name="Default">
      <style:paragraph-properties fo:margin-left="-1.27cm" fo:margin-right="0cm" fo:line-height="150%" fo:text-align="left" style:justify-single-word="false" fo:text-indent="0.953cm" style:auto-text-indent="false">
        <style:tab-stops>
          <style:tab-stop style:position="2.302cm"/>
        </style:tab-stops>
      </style:paragraph-properties>
      <style:text-properties fo:font-size="16pt" style:text-underline-style="none" fo:font-weight="bold" officeooo:rsid="00171335" officeooo:paragraph-rsid="00171335" style:font-size-asian="16pt" style:font-weight-asian="bold" style:font-size-complex="16pt" style:font-weight-complex="bold"/>
    </style:style>
    <style:style style:name="P8" style:family="paragraph" style:parent-style-name="Default">
      <style:paragraph-properties fo:margin-left="-1.27cm" fo:margin-right="0cm" fo:line-height="150%" fo:text-align="left" style:justify-single-word="false" fo:text-indent="0.953cm" style:auto-text-indent="false">
        <style:tab-stops>
          <style:tab-stop style:position="2.302cm"/>
        </style:tab-stops>
      </style:paragraph-properties>
      <style:text-properties fo:font-size="16pt" style:text-underline-style="none" fo:font-weight="bold" officeooo:rsid="0011b4d5" officeooo:paragraph-rsid="0011b4d5" style:font-size-asian="16pt" style:font-weight-asian="bold" style:font-size-complex="16pt" style:font-weight-complex="bold"/>
    </style:style>
    <style:style style:name="P9" style:family="paragraph" style:parent-style-name="Default" style:master-page-name="">
      <loext:graphic-properties draw:fill="none"/>
      <style:paragraph-properties fo:margin-left="-1.3cm" fo:margin-right="0cm" fo:line-height="150%" fo:text-align="left" style:justify-single-word="false" fo:orphans="2" fo:widows="2" fo:hyphenation-ladder-count="no-limit" fo:hyphenation-keep="auto" loext:hyphenation-keep-type="column" loext:hyphenation-keep-line="false" fo:text-indent="1.7cm" style:auto-text-indent="false" style:page-number="auto" fo:background-color="transparent" style:text-autospace="none">
        <style:tab-stops>
          <style:tab-stop style:position="1.561cm"/>
          <style:tab-stop style:position="2.302cm"/>
        </style:tab-stops>
      </style:paragraph-properties>
      <style:text-properties fo:color="#ff0000" loext:opacity="100%" fo:font-size="16pt" style:text-underline-style="none" fo:font-weight="bold" officeooo:rsid="0011b4d5" officeooo:paragraph-rsid="0018c930" style:font-size-asian="16pt" style:font-weight-asian="bold" style:font-size-complex="16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Default">
      <style:paragraph-properties fo:margin-left="-1.27cm" fo:margin-right="0cm" fo:line-height="150%" fo:text-align="left" style:justify-single-word="false" fo:text-indent="0.953cm" style:auto-text-indent="false">
        <style:tab-stops>
          <style:tab-stop style:position="2.302cm"/>
        </style:tab-stops>
      </style:paragraph-properties>
      <style:text-properties fo:font-size="16pt" style:text-underline-style="none" fo:font-weight="bold" officeooo:rsid="0011b4d5" officeooo:paragraph-rsid="00291e0d" style:font-size-asian="14pt" style:font-weight-asian="bold" style:font-size-complex="16pt" style:font-weight-complex="bold"/>
    </style:style>
    <style:style style:name="P11" style:family="paragraph" style:parent-style-name="Default">
      <style:paragraph-properties fo:margin-left="0cm" fo:margin-right="0cm" fo:line-height="150%" fo:text-align="left" style:justify-single-word="false" fo:text-indent="0cm" style:auto-text-indent="false">
        <style:tab-stops>
          <style:tab-stop style:position="2.302cm"/>
        </style:tab-stops>
      </style:paragraph-properties>
      <style:text-properties fo:font-size="16pt" style:text-underline-style="none" fo:font-weight="bold" officeooo:rsid="0011b4d5" officeooo:paragraph-rsid="00291e0d" style:font-size-asian="14pt" style:font-weight-asian="bold" style:font-size-complex="16pt" style:font-weight-complex="bold"/>
    </style:style>
    <style:style style:name="P12" style:family="paragraph" style:parent-style-name="Default">
      <style:paragraph-properties fo:margin-left="-1.27cm" fo:margin-right="0cm" fo:line-height="150%" fo:text-align="left" style:justify-single-word="false" fo:text-indent="0.953cm" style:auto-text-indent="false">
        <style:tab-stops>
          <style:tab-stop style:position="2.302cm"/>
        </style:tab-stops>
      </style:paragraph-properties>
      <style:text-properties fo:font-size="16pt" style:text-underline-style="none" fo:font-weight="bold" officeooo:rsid="0018c930" officeooo:paragraph-rsid="0011b4d5" style:font-size-asian="16pt" style:font-weight-asian="bold" style:font-size-complex="16pt" style:font-weight-complex="bold"/>
    </style:style>
    <style:style style:name="P13" style:family="paragraph" style:parent-style-name="Default" style:master-page-name="">
      <loext:graphic-properties draw:fill="none"/>
      <style:paragraph-properties fo:margin-left="-1.3cm" fo:margin-right="0cm" fo:line-height="150%" fo:text-align="left" style:justify-single-word="false" fo:orphans="2" fo:widows="2" fo:hyphenation-ladder-count="no-limit" fo:hyphenation-keep="auto" loext:hyphenation-keep-type="column" loext:hyphenation-keep-line="false" fo:text-indent="1.7cm" style:auto-text-indent="false" style:page-number="auto" fo:background-color="transparent" style:text-autospace="none">
        <style:tab-stops>
          <style:tab-stop style:position="2.302cm"/>
        </style:tab-stops>
      </style:paragraph-properties>
      <style:text-properties fo:color="#ff0000" loext:opacity="100%" fo:font-size="16pt" style:text-underline-style="none" fo:font-weight="bold" officeooo:rsid="0011b4d5" officeooo:paragraph-rsid="001998ef" style:font-size-asian="16pt" style:font-weight-asian="bold" style:font-size-complex="16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Default">
      <style:paragraph-properties fo:margin-left="-1.27cm" fo:margin-right="0cm" fo:line-height="150%" fo:text-align="left" style:justify-single-word="false" fo:text-indent="0.953cm" style:auto-text-indent="false">
        <style:tab-stops>
          <style:tab-stop style:position="2.302cm"/>
        </style:tab-stops>
      </style:paragraph-properties>
      <style:text-properties fo:color="#990066" loext:opacity="100%" fo:font-size="16pt" style:text-underline-style="none" fo:font-weight="bold" officeooo:rsid="0011b4d5" officeooo:paragraph-rsid="002534db" style:font-size-asian="16pt" style:font-weight-asian="bold" style:font-size-complex="16pt" style:font-weight-complex="bold"/>
    </style:style>
    <style:style style:name="P15" style:family="paragraph" style:parent-style-name="Default">
      <style:paragraph-properties fo:margin-left="-1.27cm" fo:margin-right="0cm" fo:line-height="150%" fo:text-align="left" style:justify-single-word="false" fo:text-indent="0.953cm" style:auto-text-indent="false">
        <style:tab-stops>
          <style:tab-stop style:position="2.302cm"/>
        </style:tab-stops>
      </style:paragraph-properties>
      <style:text-properties fo:color="#990066" loext:opacity="100%" fo:font-size="16pt" style:text-underline-style="none" fo:font-weight="bold" officeooo:rsid="0011b4d5" officeooo:paragraph-rsid="001998ef" style:font-size-asian="16pt" style:font-weight-asian="bold" style:font-size-complex="16pt" style:font-weight-complex="bold"/>
    </style:style>
    <style:style style:name="P16" style:family="paragraph" style:parent-style-name="Default">
      <style:paragraph-properties fo:margin-left="-1.27cm" fo:margin-right="0cm" fo:line-height="150%" fo:text-align="left" style:justify-single-word="false" fo:text-indent="0cm" style:auto-text-indent="false">
        <style:tab-stops>
          <style:tab-stop style:position="2.302cm"/>
        </style:tab-stops>
      </style:paragraph-properties>
      <style:text-properties fo:color="#990066" loext:opacity="100%" fo:font-size="16pt" style:text-underline-style="none" fo:font-weight="bold" officeooo:rsid="0012c789" officeooo:paragraph-rsid="0012c789" style:font-size-asian="16pt" style:font-weight-asian="bold" style:font-size-complex="16pt" style:font-weight-complex="bold"/>
    </style:style>
    <style:style style:name="P17" style:family="paragraph" style:parent-style-name="Default">
      <style:paragraph-properties fo:margin-left="-1.27cm" fo:margin-right="0cm" fo:line-height="150%" fo:text-align="left" style:justify-single-word="false" fo:text-indent="0.953cm" style:auto-text-indent="false">
        <style:tab-stops>
          <style:tab-stop style:position="2.302cm"/>
        </style:tab-stops>
      </style:paragraph-properties>
      <style:text-properties fo:color="#000000" loext:opacity="100%" fo:font-size="16pt" style:text-underline-style="none" fo:font-weight="bold" officeooo:rsid="0012c789" officeooo:paragraph-rsid="0012c789" style:font-size-asian="16pt" style:font-weight-asian="bold" style:font-size-complex="16pt" style:font-weight-complex="bold"/>
    </style:style>
    <style:style style:name="P18" style:family="paragraph" style:parent-style-name="Default">
      <style:paragraph-properties fo:margin-left="-1.27cm" fo:margin-right="0cm" fo:line-height="150%" fo:text-align="left" style:justify-single-word="false" fo:text-indent="0.953cm" style:auto-text-indent="false">
        <style:tab-stops>
          <style:tab-stop style:position="2.302cm"/>
        </style:tab-stops>
      </style:paragraph-properties>
      <style:text-properties fo:color="#ff0000" loext:opacity="100%" fo:font-size="16pt" style:text-underline-style="solid" style:text-underline-width="auto" style:text-underline-color="font-color" fo:font-weight="bold" officeooo:rsid="0012c789" officeooo:paragraph-rsid="0012c789" style:font-size-asian="16pt" style:font-weight-asian="bold" style:font-size-complex="16pt" style:font-weight-complex="bold"/>
    </style:style>
    <style:style style:name="P19" style:family="paragraph" style:parent-style-name="Default" style:master-page-name="">
      <loext:graphic-properties draw:fill="none"/>
      <style:paragraph-properties fo:margin-left="-1.3cm" fo:margin-right="0cm" fo:line-height="150%" fo:text-align="left" style:justify-single-word="false" fo:orphans="2" fo:widows="2" fo:hyphenation-ladder-count="no-limit" fo:hyphenation-keep="auto" loext:hyphenation-keep-type="column" loext:hyphenation-keep-line="false" fo:text-indent="1.6cm" style:auto-text-indent="false" style:page-number="auto" fo:background-color="transparent" style:text-autospace="none">
        <style:tab-stops>
          <style:tab-stop style:position="2.302cm"/>
        </style:tab-stops>
      </style:paragraph-properties>
      <style:text-properties fo:color="#ff0000" loext:opacity="100%" fo:font-size="16pt" style:text-underline-style="solid" style:text-underline-width="auto" style:text-underline-color="font-color" fo:font-weight="bold" officeooo:rsid="0012c789" officeooo:paragraph-rsid="0012c789" style:font-size-asian="16pt" style:font-weight-asian="bold" style:font-size-complex="16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Default">
      <style:paragraph-properties fo:margin-left="-1.27cm" fo:margin-right="0cm" fo:line-height="150%" fo:text-align="left" style:justify-single-word="false" fo:text-indent="0.953cm" style:auto-text-indent="false">
        <style:tab-stops>
          <style:tab-stop style:position="2.302cm"/>
        </style:tab-stops>
      </style:paragraph-properties>
      <style:text-properties fo:color="#000000" loext:opacity="100%" fo:font-size="16pt" style:text-underline-style="none" fo:font-weight="bold" officeooo:rsid="0012c789" officeooo:paragraph-rsid="001c9ab1" style:font-size-asian="16pt" style:font-weight-asian="bold" style:font-size-complex="16pt" style:font-weight-complex="bold"/>
    </style:style>
    <style:style style:name="P21" style:family="paragraph" style:parent-style-name="Default">
      <style:paragraph-properties fo:margin-left="-1.27cm" fo:margin-right="0cm" fo:line-height="150%" fo:text-align="left" style:justify-single-word="false" fo:text-indent="0.953cm" style:auto-text-indent="false">
        <style:tab-stops>
          <style:tab-stop style:position="2.302cm"/>
        </style:tab-stops>
      </style:paragraph-properties>
      <style:text-properties fo:color="#000000" loext:opacity="100%" fo:font-size="16pt" style:text-underline-style="none" fo:font-weight="bold" officeooo:rsid="002250d3" officeooo:paragraph-rsid="002250d3" style:font-size-asian="16pt" style:font-weight-asian="bold" style:font-size-complex="16pt" style:font-weight-complex="bold"/>
    </style:style>
    <style:style style:name="P22" style:family="paragraph" style:parent-style-name="Default">
      <style:paragraph-properties fo:margin-left="-1.27cm" fo:margin-right="0cm" fo:line-height="150%" fo:text-align="left" style:justify-single-word="false" fo:text-indent="0.953cm" style:auto-text-indent="false">
        <style:tab-stops>
          <style:tab-stop style:position="2.302cm"/>
        </style:tab-stops>
      </style:paragraph-properties>
      <style:text-properties fo:color="#000000" loext:opacity="100%" fo:font-size="16pt" style:text-underline-style="none" fo:font-weight="bold" officeooo:rsid="0012c789" officeooo:paragraph-rsid="0022d945" style:font-size-asian="16pt" style:font-weight-asian="bold" style:font-size-complex="16pt" style:font-weight-complex="bold"/>
    </style:style>
    <style:style style:name="P23" style:family="paragraph" style:parent-style-name="Default">
      <style:paragraph-properties fo:margin-left="-1.27cm" fo:margin-right="0cm" fo:line-height="150%" fo:text-align="left" style:justify-single-word="false" fo:text-indent="0.953cm" style:auto-text-indent="false">
        <style:tab-stops>
          <style:tab-stop style:position="2.302cm"/>
        </style:tab-stops>
      </style:paragraph-properties>
      <style:text-properties fo:color="#660033" loext:opacity="100%" fo:font-size="26pt" style:text-underline-style="none" fo:font-weight="bold" officeooo:rsid="0011b4d5" officeooo:paragraph-rsid="0011b4d5" style:font-size-asian="26pt" style:font-weight-asian="bold" style:font-size-complex="26pt" style:font-weight-complex="bold"/>
    </style:style>
    <style:style style:name="T1" style:family="text">
      <style:text-properties fo:color="#b71c1c" loext:opacity="100%" officeooo:rsid="0011b4d5"/>
    </style:style>
    <style:style style:name="T2" style:family="text">
      <style:text-properties fo:color="#d32f2f" loext:opacity="100%" style:text-underline-style="solid" style:text-underline-width="auto" style:text-underline-color="font-color"/>
    </style:style>
    <style:style style:name="T3" style:family="text">
      <style:text-properties fo:color="#d32f2f" loext:opacity="100%" style:text-underline-style="solid" style:text-underline-width="auto" style:text-underline-color="font-color" officeooo:rsid="00171335"/>
    </style:style>
    <style:style style:name="T4" style:family="text">
      <style:text-properties officeooo:rsid="00171335"/>
    </style:style>
    <style:style style:name="T5" style:family="text">
      <style:text-properties officeooo:rsid="0015c240"/>
    </style:style>
    <style:style style:name="T6" style:family="text">
      <style:text-properties officeooo:rsid="001ed37a"/>
    </style:style>
    <style:style style:name="T7" style:family="text">
      <style:text-properties fo:color="#ff0000" loext:opacity="100%" officeooo:rsid="0015c240" fo:background-color="#ffffff" loext:char-shading-value="0"/>
    </style:style>
    <style:style style:name="T8" style:family="text">
      <style:text-properties fo:color="#ff0000" loext:opacity="100%" fo:background-color="#ffffff" loext:char-shading-value="0"/>
    </style:style>
    <style:style style:name="T9" style:family="text">
      <style:text-properties fo:color="#ff0000" loext:opacity="100%" style:text-underline-style="solid" style:text-underline-width="auto" style:text-underline-color="font-color" fo:background-color="#ffffff" loext:char-shading-value="0"/>
    </style:style>
    <style:style style:name="T10" style:family="text">
      <style:text-properties fo:color="#000000" loext:opacity="100%" fo:background-color="#ffffff" loext:char-shading-value="0"/>
    </style:style>
    <style:style style:name="T11" style:family="text">
      <style:text-properties fo:color="#000000" loext:opacity="100%" officeooo:rsid="00171335" fo:background-color="#ffffff" loext:char-shading-value="0"/>
    </style:style>
    <style:style style:name="T12" style:family="text">
      <style:text-properties fo:color="#000000" loext:opacity="100%" fo:font-size="16pt" style:font-size-asian="16pt" style:font-size-complex="16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officeooo:rsid="00171335" style:font-size-asian="16pt"/>
    </style:style>
    <style:style style:name="T15" style:family="text">
      <style:text-properties style:font-size-asian="16pt"/>
    </style:style>
    <style:style style:name="T16" style:family="text">
      <style:text-properties officeooo:rsid="0018c930" style:font-size-asian="16pt"/>
    </style:style>
    <style:style style:name="T17" style:family="text">
      <style:text-properties officeooo:rsid="001fc07f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color="#000000" loext:opacity="100%"/>
    </style:style>
    <style:style style:name="T20" style:family="text">
      <style:text-properties fo:color="#000000" loext:opacity="100%" officeooo:rsid="0018c930"/>
    </style:style>
    <style:style style:name="T21" style:family="text">
      <style:text-properties fo:color="#000000" loext:opacity="100%" style:text-underline-style="solid" style:text-underline-width="auto" style:text-underline-color="font-color"/>
    </style:style>
    <style:style style:name="T22" style:family="text">
      <style:text-properties officeooo:rsid="0018c930"/>
    </style:style>
    <style:style style:name="T23" style:family="text">
      <style:text-properties officeooo:rsid="002534db" style:font-size-asian="16pt"/>
    </style:style>
    <style:style style:name="T24" style:family="text">
      <style:text-properties officeooo:rsid="001998ef"/>
    </style:style>
    <style:style style:name="T25" style:family="text">
      <style:text-properties fo:color="#000000" loext:opacity="100%" officeooo:rsid="001998ef"/>
    </style:style>
    <style:style style:name="T26" style:family="text">
      <style:text-properties fo:color="#000000" loext:opacity="100%" officeooo:rsid="002534db"/>
    </style:style>
    <style:style style:name="T27" style:family="text">
      <style:text-properties fo:color="#000000" loext:opacity="100%" officeooo:rsid="0012c789"/>
    </style:style>
    <style:style style:name="T28" style:family="text">
      <style:text-properties fo:color="#000000" loext:opacity="100%" officeooo:rsid="001b3286"/>
    </style:style>
    <style:style style:name="T29" style:family="text">
      <style:text-properties officeooo:rsid="00291e0d"/>
    </style:style>
    <style:style style:name="T30" style:family="text">
      <style:text-properties officeooo:rsid="001b3286"/>
    </style:style>
    <style:style style:name="T31" style:family="text">
      <style:text-properties officeooo:rsid="002250d3"/>
    </style:style>
    <style:style style:name="T32" style:family="text">
      <style:text-properties officeooo:rsid="002534db"/>
    </style:style>
    <style:style style:name="T33" style:family="text">
      <style:text-properties officeooo:rsid="00273078"/>
    </style:style>
    <style:style style:name="T34" style:family="text">
      <style:text-properties officeooo:rsid="001c9ab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sáž nohou zezadu </text:p>
      <text:p text:style-name="P2"/>
      <text:p text:style-name="P3"><text:span text:style-name="T1">1. </text:span><text:span text:style-name="T2">Úvodní tření </text:span><text:span text:style-name="T3">celé noha </text:span><text:span text:style-name="T4">- </text:span><text:span text:style-name="T5">plochou dlaně </text:span></text:p>
      <text:p text:style-name="P4"><text:s text:c="51"/><text:span text:style-name="T5">obtahování </text:span><text:span text:style-name="T6">hřbetem</text:span></text:p>
      <text:p text:style-name="P4"><text:s text:c="51"/><text:span text:style-name="T5">přerušovaný stisk</text:span></text:p>
      <text:p text:style-name="P5"><text:span text:style-name="T7"><text:s text:c="2"/>2</text:span><text:span text:style-name="T8">. <text:s/></text:span><text:span text:style-name="T9">Masáž plosky (chodidla)</text:span><text:span text:style-name="T8"> - </text:span><text:span text:style-name="T10">tření </text:span><text:span text:style-name="T11">hřbetem </text:span><text:span text:style-name="T10">dlaní</text:span><text:span text:style-name="T12"> <text:s text:c="2"/></text:span><text:span text:style-name="T13"><text:s text:c="42"/></text:span></text:p>
      <text:p text:style-name="P6"><text:span text:style-name="T14"><text:s text:c="5"/></text:span><text:span text:style-name="T15"><text:s/></text:span><text:span text:style-name="T14">R</text:span><text:span text:style-name="T15">oztírání patkou dlaně - </text:span><text:span text:style-name="T16">malíková hrana </text:span></text:p>
      <text:p text:style-name="P7"><text:s text:c="36"/>palci</text:p>
      <text:p text:style-name="P8"><text:s text:c="36"/>pěstí – <text:span text:style-name="T17">(provrtávání )</text:span></text:p>
      <text:p text:style-name="P9"><text:span text:style-name="T4">3</text:span>. <text:span text:style-name="T18">Masáž Achillovy šlachy</text:span> - <text:span text:style-name="T19">tření vidlicí </text:span><text:span text:style-name="T20">(</text:span><text:span text:style-name="T21">nůžkový hmat)</text:span></text:p>
      <text:p text:style-name="P8"><text:span text:style-name="T22"><text:s text:c="46"/></text:span><text:s text:c="6"/><text:span text:style-name="T22">t</text:span>ření tzv. <text:span text:style-name="T22">k</text:span>olíbkou</text:p>
      <text:p text:style-name="P10"><text:span text:style-name="T15"><text:s text:c="7"/>Hnětení vlnovité </text:span><text:span text:style-name="T16"><text:s/></text:span></text:p>
      <text:p text:style-name="P11"><text:span text:style-name="T16"><text:s text:c="20"/>palci -podpichování</text:span><text:span text:style-name="T23">m</text:span></text:p>
      <text:p text:style-name="P12"/>
      <text:p text:style-name="P13"><text:span text:style-name="T24">3</text:span>. <text:span text:style-name="T18">Masáž lýtka - <text:s/></text:span><text:span text:style-name="T25">V</text:span><text:span text:style-name="T19">ytírání – </text:span><text:span text:style-name="T25">plocha dlaně</text:span></text:p>
      <text:p text:style-name="P14"><text:span text:style-name="T25"><text:s text:c="34"/></text:span><text:span text:style-name="T19">Hnětení <text:s/></text:span><text:span text:style-name="T26">krouživé </text:span></text:p>
      <text:p text:style-name="P15"><text:span text:style-name="T19"><text:s text:c="34"/>Hnětení finské – slalom </text:span><text:span text:style-name="T25">a </text:span><text:span text:style-name="T27">spirály</text:span></text:p>
      <text:p text:style-name="P16"><text:span text:style-name="T19"><text:s text:c="40"/>Tepání smetáním – </text:span><text:span text:style-name="T28">( </text:span><text:span text:style-name="T19">pejsek</text:span><text:span text:style-name="T28">)</text:span></text:p>
      <text:p text:style-name="P17"><text:s text:c="39"/><text:span text:style-name="T29">sekáni - </text:span>vějířovité</text:p>
      <text:p text:style-name="P17"><text:s text:c="30"/>Chvění <text:span text:style-name="T30">vidlicí ( pokrčená noha )</text:span></text:p>
      <text:p text:style-name="P18"/>
      <text:p text:style-name="P19"><text:span text:style-name="T24">4</text:span>. Masáž stehenního svalu dvojhlavého</text:p>
      <text:p text:style-name="P17"><text:s text:c="27"/>Vytírání – <text:span text:style-name="T30">plochou dlaně</text:span></text:p>
      <text:p text:style-name="P17"><text:s text:c="4"/>Obtahování postranní fascie – hřbety <text:span text:style-name="T31">( jenom směr nahoru a dolu)</text:span></text:p>
      <text:p text:style-name="P17"><text:s/></text:p>
      <text:p text:style-name="P17"><text:soft-page-break/><text:s text:c="11"/>Hnětení uchopováním a odtahováním</text:p>
      <text:p text:style-name="P17"><text:s text:c="16"/><text:span text:style-name="T32">Krouživé</text:span></text:p>
      <text:p text:style-name="P20"><text:s text:c="16"/><text:span text:style-name="T32">F</text:span>insk<text:span text:style-name="T33">y</text:span> – slalom <text:span text:style-name="T34">a </text:span>spirálky</text:p>
      <text:p text:style-name="P21"><text:s text:c="11"/>Roztírání – patkou dlaně <text:s/>kroužky (jenom postran<text:span text:style-name="T32">n</text:span>í fascie )</text:p>
      <text:p text:style-name="P22"><text:s text:c="11"/>Tepání - <text:s/><text:span text:style-name="T29">sekáním - </text:span>vějířovité</text:p>
      <text:p text:style-name="P17"><text:s text:c="10"/></text:p>
      <text:p text:style-name="P17"><text:s text:c="11"/>Chvění <text:span text:style-name="T34">vidlicí ( pokrčená noha)</text:span></text:p>
      <text:p text:style-name="P17"><text:s text:c="11"/>Závěrečné tření</text:p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" style:family="paragraph">
      <style:paragraph-properties fo:orphans="2" fo:widows="2" fo:hyphenation-ladder-count="no-limit" fo:hyphenation-keep="auto" loext:hyphenation-keep-type="column" loext:hyphenation-keep-line="false" style:text-autospace="none"/>
      <style:text-properties fo:color="#000000" loext:opacity="100%" style:font-name="Times New Roman" fo:font-family="'Times New Roman'" style:font-family-generic="roman" style:font-pitch="variable" fo:font-size="12pt" fo:language="cs" fo:country="CZ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09-10T13:29:49.755222336</meta:creation-date>
    <dc:date>2026-04-12T16:41:33.919035900</dc:date>
    <meta:editing-duration>PT43M</meta:editing-duration>
    <meta:editing-cycles>15</meta:editing-cycles>
    <meta:generator>LibreOffice/26.2.0.3$Windows_X86_64 LibreOffice_project/620$Build-3</meta:generator>
    <meta:print-date>2024-08-04T09:27:06.576755396</meta:print-date>
    <meta:document-statistic meta:table-count="0" meta:image-count="0" meta:object-count="0" meta:page-count="2" meta:paragraph-count="30" meta:word-count="123" meta:character-count="1434" meta:non-whitespace-character-count="708"/>
  </office:meta>
</office:document-meta>
</file>